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4.5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7" style:family="table-cell" style:parent-style-name="Default"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on start run, when distance more than 0x40?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 <text:s/>0x69 and 0xe7</text:p>
          </table:table-cell>
          <table:table-cell table:number-columns-repeated="4"/>
          <table:table-cell office:value-type="string" calcext:value-type="string">
            <text:p>inited on start or 0x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 and 0x6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create second scroll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e exit and scro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it port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firebug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arche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ed by 0x63, create second 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ing worm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points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table:style-name="ce23" office:value-type="string" calcext:value-type="string">
            <text:p>DIID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0x1A_26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a</text:p>
          </table:table-cell>
          <table:table-cell table:style-name="ce23" office:value-type="string" calcext:value-type="string">
            <text:p>0x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style-name="ce26" office:value-type="string" calcext:value-type="string">
            <text:p>&amp;x_DWORD_EA3E4[0x30]→word_0x1A_26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11</text:p>
          </table:table-cell>
          <table:table-cell table:style-name="ce24" office:value-type="string" calcext:value-type="string">
            <text:p>0x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2</text:p>
          </table:table-cell>
          <table:table-cell table:number-columns-repeated="3" office:value-type="string" calcext:value-type="string">
            <text:p>0x0</text:p>
          </table:table-cell>
          <table:table-cell table:style-name="ce23" office:value-type="string" calcext:value-type="string">
            <text:p>0x2</text:p>
          </table:table-cell>
          <table:table-cell table:style-name="ce26" office:value-type="string" calcext:value-type="string">
            <text:p>&amp;x_DWORD_EA3E4[0x136]→word_0x1A_2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27" office:value-type="string" calcext:value-type="string">
            <text:p>sub_4A1E0(x,0)</text:p>
          </table:table-cell>
          <table:table-cell office:value-type="string" calcext:value-type="string">
            <text:p>init all with disid 1</text:p>
          </table:table-cell>
          <table:table-cell/>
          <table:table-cell table:style-name="ce26" office:value-type="string" calcext:value-type="string">
            <text:p>sub_6F070 when finish switch posi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x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x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x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8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xb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xc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xd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d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d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74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fc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ngame from 0x4a,0xd4</text:p>
          </table:table-cell>
          <table:table-cell/>
          <table:table-cell office:value-type="string" calcext:value-type="string">
            <text:p>0x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c2,0x11</text:p>
          </table:table-cell>
          <table:table-cell/>
          <table:table-cell office:value-type="string" calcext:value-type="string">
            <text:p>0x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x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e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d,0xd4</text:p>
          </table:table-cell>
          <table:table-cell/>
          <table:table-cell office:value-type="string" calcext:value-type="string">
            <text:p>0xe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e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7,0xaa</text:p>
          </table:table-cell>
          <table:table-cell/>
          <table:table-cell office:value-type="string" calcext:value-type="string">
            <text:p>0x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9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create second scro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3,0x15</text:p>
          </table:table-cell>
          <table:table-cell/>
          <table:table-cell office:value-type="string" calcext:value-type="string">
            <text:p>0x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after arches ki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after firebugs ki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game from 0x0d,0x45</text:p>
          </table:table-cell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create exit and scroll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1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86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134</text:p>
          </table:table-cell>
          <table:table-cell office:value-type="string" calcext:value-type="string">
            <text:p>create worms</text:p>
          </table:table-cell>
          <table:table-cell table:number-columns-repeated="7"/>
        </table:table-row>
        <table:table-row table:style-name="ro1" table:number-rows-repeated="104851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 style:data-style-name="N2" text:time-value="07:53:32.127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Tomáš Veselý</meta:initial-creator>
    <meta:creation-date>2021-02-24T08:14:51Z</meta:creation-date>
    <dc:date>2021-03-18T15:07:02.901000000</dc:date>
    <meta:editing-duration>PT16H41M32S</meta:editing-duration>
    <meta:editing-cycles>59</meta:editing-cycles>
    <meta:document-statistic meta:table-count="2" meta:cell-count="13659" meta:object-count="0"/>
  </office:meta>
</office:document-meta>
</file>